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[" close="]">
              <mrow>
                <mrow>
                  <mo stretchy="false">−</mo>
                  <mi/>
                </mrow>
                <mfrac>
                  <msup>
                    <mo stretchy="false">ℏ</mo>
                    <mn>2</mn>
                  </msup>
                  <mrow>
                    <mn>2</mn>
                    <mi>m</mi>
                  </mrow>
                </mfrac>
                <mi/>
                <mfenced open="(" close=")"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r</mi>
                          <mn>2</mn>
                        </msup>
                      </mrow>
                    </mfrac>
                    <mrow>
                      <mi/>
                      <mo stretchy="false">+</mo>
                      <mi/>
                    </mrow>
                    <mfrac>
                      <mn>2</mn>
                      <mi>r</mi>
                    </mfrac>
                    <mi/>
                    <mfrac>
                      <mo stretchy="false">∂</mo>
                      <mrow>
                        <mo stretchy="false">∂</mo>
                        <mi>r</mi>
                      </mrow>
                    </mfrac>
                  </mrow>
                </mfenced>
                <mrow>
                  <mi/>
                  <mo stretchy="false">+</mo>
                  <mi/>
                </mrow>
                <mfrac>
                  <msup>
                    <mrow>
                      <mstyle mathvariant="bold">
                        <mrow>
                          <mi>L</mi>
                        </mrow>
                      </mstyle>
                    </mrow>
                    <mn>2</mn>
                  </msup>
                  <mrow>
                    <mn>2</mn>
                    <mi>m</mi>
                    <msup>
                      <mi>r</mi>
                      <mn>2</mn>
                    </msup>
                  </mrow>
                </mfrac>
                <mrow>
                  <mi/>
                  <mo stretchy="false">+</mo>
                  <mi/>
                </mrow>
                <mi>V</mi>
                <mrow>
                  <mo stretchy="false">(</mo>
                  <mrow>
                    <mi>r</mi>
                  </mrow>
                  <mo stretchy="false">)</mo>
                </mrow>
              </mrow>
            </mfenced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i>E</mi>
            <mi/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>
            <mo stretchy="false">⇒</mo>
          </mrow>
        </mtd>
      </mtr>
      <mtr>
        <mtd>
          <mrow>
            <mfenced open="[" close="]">
              <mrow>
                <mrow>
                  <mo stretchy="false">−</mo>
                  <mi/>
                </mrow>
                <mfrac>
                  <msup>
                    <mo stretchy="false">ℏ</mo>
                    <mn>2</mn>
                  </msup>
                  <mrow>
                    <mn>2</mn>
                    <mi>m</mi>
                  </mrow>
                </mfrac>
                <mi/>
                <mfenced open="(" close=")"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r</mi>
                          <mn>2</mn>
                        </msup>
                      </mrow>
                    </mfrac>
                    <mrow>
                      <mi/>
                      <mo stretchy="false">+</mo>
                      <mi/>
                    </mrow>
                    <mfrac>
                      <mn>2</mn>
                      <mi>r</mi>
                    </mfrac>
                    <mi/>
                    <mfrac>
                      <mo stretchy="false">∂</mo>
                      <mrow>
                        <mo stretchy="false">∂</mo>
                        <mi>r</mi>
                      </mrow>
                    </mfrac>
                  </mrow>
                </mfenced>
                <mrow>
                  <mi/>
                  <mo stretchy="false">+</mo>
                  <mi/>
                </mrow>
                <mfrac>
                  <mrow>
                    <msup>
                      <mo stretchy="false">ℏ</mo>
                      <mn>2</mn>
                    </msup>
                    <mi>l</mi>
                    <mi/>
                    <mrow>
                      <mo stretchy="false">(</mo>
                      <mrow>
                        <mi>l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)</mo>
                    </mrow>
                  </mrow>
                  <mrow>
                    <mn>2</mn>
                    <mi>m</mi>
                    <msup>
                      <mi>r</mi>
                      <mn>2</mn>
                    </msup>
                  </mrow>
                </mfrac>
                <mrow>
                  <mi/>
                  <mo stretchy="false">+</mo>
                  <mi/>
                </mrow>
                <mi>V</mi>
                <mrow>
                  <mo stretchy="false">(</mo>
                  <mrow>
                    <mi>r</mi>
                  </mrow>
                  <mo stretchy="false">)</mo>
                </mrow>
              </mrow>
            </mfenced>
            <mi>R</mi>
            <mrow>
              <mo stretchy="false">(</mo>
              <mrow>
                <mi>r</mi>
              </mrow>
              <mo stretchy="false">)</mo>
            </mrow>
            <mrow>
              <mi/>
              <mo stretchy="false">=</mo>
              <mi/>
            </mrow>
            <mi>E</mi>
            <mi/>
            <mi>R</mi>
            <mrow>
              <mo stretchy="false">(</mo>
              <mrow>
                <mi>r</mi>
              </mrow>
              <mo stretchy="false">)</mo>
            </mrow>
          </mrow>
        </mtd>
      </mtr>
    </mtable>
    <annotation encoding="StarMath 5.0">left [ 
 - ` hbar ^2 over {2 m} 
 ` 
 left ( 
  partial ^2 over {partial r ^2} ~+~ 2 over r ` partial over {partial r} 
 right ) 
 ~+~ {bold L} ^2 over {2 m r ^2} ~+~ V (r)
right ] 
%iphi (bold r) ~=~ E ` %iphi (bold r)

newline alignl drarrow newline 

left [ 
 - ` hbar ^2 over {2 m} 
 ` 
 left ( 
  partial ^2 over {partial r ^2} ~+~ 2 over r ` partial over {partial r} 
 right ) 
 ~+~ {hbar ^2 l ` (l ~+~ 1)} over {2 m r ^2} ~+~ V (r)
right ] 
R (r) ~=~ E ` R (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49:04.838000000</meta:creation-date>
    <meta:generator>LibreOffice/4.1.4.2$Windows_x86 LibreOffice_project/0a0440ccc0227ad9829de5f46be37cfb6edcf72</meta:generator>
  </office:meta>
</office:document-meta>
</file>